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044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-0.018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 fo:break-before="column"/>
      <style:text-properties fo:font-size="12pt" style:font-size-asian="12pt" style:font-size-complex="12pt"/>
    </style:style>
    <style:style style:name="P6" style:family="paragraph" style:parent-style-name="Standard">
      <style:paragraph-properties fo:margin-left="1.009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.975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text-properties fo:font-style="italic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2cm" style:color="#000000" style:height="100%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ext:p text:style-name="P2">Exercício I</text:p>
        <text:p text:style-name="P1">program exercicio_i;</text:p>
        <text:p text:style-name="P1"/>
        <text:p text:style-name="P1">uses crt;</text:p>
        <text:p text:style-name="P1">var num, result : integer;</text:p>
        <text:p text:style-name="P1"/>
        <text:p text:style-name="P1">BEGIN</text:p>
        <text:p text:style-name="P1">num:=0; result:=0;</text:p>
        <text:p text:style-name="P1">write ('Digite um número inteiro: ');</text:p>
        <text:p text:style-name="P1">read (num);</text:p>
        <text:p text:style-name="P1">result:=(num*num);</text:p>
        <text:p text:style-name="P1">write ('O quadrado de ', num,' é ', result);</text:p>
        <text:p text:style-name="P1">END.</text:p>
        <text:p text:style-name="P3"/>
        <text:p text:style-name="P4">Exercício J</text:p>
        <text:p text:style-name="P6">program exec_J;</text:p>
        <text:p text:style-name="P6"/>
        <text:p text:style-name="P6">var A, B, diferenca, result : integer;</text:p>
        <text:p text:style-name="P6"/>
        <text:p text:style-name="P6">BEGIN</text:p>
        <text:p text:style-name="P6">A:=0; B:=0; result:=0; diferenca:=0;</text:p>
        <text:p text:style-name="P6">write ('Digite o número inteiro A: ');</text:p>
        <text:p text:style-name="P6">readln (A);</text:p>
        <text:p text:style-name="P6">write ('Digite o número inteiro B: ');</text:p>
        <text:p text:style-name="P6">readln (B);</text:p>
        <text:p text:style-name="P6">diferenca:=(A-B);</text:p>
        <text:p text:style-name="P6">result:=(diferenca*diferenca);</text:p>
        <text:p text:style-name="P6">write ('O resultado é: ', result);</text:p>
        <text:p text:style-name="P6">END.</text:p>
        <text:p text:style-name="P3"/>
        <text:p text:style-name="P4">Exercícios K</text:p>
        <text:p text:style-name="P7">program exerc_K;</text:p>
        <text:p text:style-name="P7"/>
        <text:p text:style-name="P7">var cotacao, quant, result : real;</text:p>
        <text:p text:style-name="P7"/>
        <text:p text:style-name="P7">BEGIN</text:p>
        <text:p text:style-name="P7">cotacao:=0.0; quant:=0.0; result:=0.0;</text:p>
        <text:p text:style-name="P7">write ('Qual a cotação do dolar?: ');</text:p>
        <text:p text:style-name="P7">readln (cotacao);</text:p>
        <text:p text:style-name="P7">write ('Qual a quantidade de dólares que você quer converter?: ');</text:p>
        <text:p text:style-name="P7">readln (quant);</text:p>
        <text:p text:style-name="P7">result:=(quant*cotacao);</text:p>
        <text:p text:style-name="P7">write ('US$ ', quant:4:2,' equivalem a R$ ', result:4:2);</text:p>
        <text:p text:style-name="P7">END.</text:p>
        <text:p text:style-name="P3"/>
        <text:p text:style-name="P5">Exercício L</text:p>
        <text:p text:style-name="P6">program exerc_L;</text:p>
        <text:p text:style-name="P6"/>
        <text:p text:style-name="P6">var cotacao, quant, result : real;</text:p>
        <text:p text:style-name="P6"/>
        <text:p text:style-name="P6">BEGIN</text:p>
        <text:p text:style-name="P6">cotacao:=0.0; quant:=0.0; result:=0.0;</text:p>
        <text:p text:style-name="P6">write ('Qual a cotação do dolar?: ');</text:p>
        <text:p text:style-name="P6">readln (cotacao);</text:p>
        <text:p text:style-name="P6">write ('Qual a quantidade de reais que você quer converter?: ');</text:p>
        <text:p text:style-name="P6">readln (quant);</text:p>
        <text:p text:style-name="P6">result:=(quant*cotacao);</text:p>
        <text:p text:style-name="P6">write ('R$ ', quant:4:2,' equivalem a US$ ', result:4:2);</text:p>
        <text:p text:style-name="P6">EN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gorítimos – Prof. Eliseu</text:p>
      </style:header>
      <style:footer>
        <text:p text:style-name="MP2">Kemel Zaida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mel </meta:initial-creator>
    <meta:creation-date>2010-09-21T01:31:26</meta:creation-date>
    <meta:document-statistic meta:table-count="0" meta:image-count="0" meta:object-count="0" meta:page-count="1" meta:paragraph-count="50" meta:word-count="176" meta:character-count="1176"/>
    <dc:date>2010-09-21T02:05:08</dc:date>
    <dc:creator>Kemel </dc:creator>
    <meta:editing-duration>PT00H01M51S</meta:editing-duration>
    <meta:editing-cycles>1</meta:editing-cycles>
    <meta:generator>OpenOffice.org/3.2$Unix OpenOffice.org_project/320m12$Build-9483</meta:generator>
  </office:meta>
</office:document-meta>
</file>